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enlo" svg:font-family="Menlo, Monaco, Consolas, 'Courier New', monospace"/>
    <style:font-face style:name="Verdana" svg:font-family="Verdana, 'Lantinghei SC', 'Hiragino Sans GB', 'Microsoft Yahe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1130" officeooo:paragraph-rsid="00101130"/>
    </style:style>
    <style:style style:name="P2" style:family="paragraph" style:parent-style-name="Standard">
      <style:text-properties officeooo:rsid="00101130" officeooo:paragraph-rsid="00102bd9"/>
    </style:style>
    <style:style style:name="P3" style:family="paragraph" style:parent-style-name="Standard">
      <style:text-properties officeooo:paragraph-rsid="00101130"/>
    </style:style>
    <style:style style:name="P4" style:family="paragraph" style:parent-style-name="Standard">
      <style:text-properties fo:font-size="15pt" officeooo:rsid="00101130" officeooo:paragraph-rsid="00102bd9" style:font-size-asian="15pt" style:font-size-complex="15pt"/>
    </style:style>
    <style:style style:name="P5" style:family="paragraph" style:parent-style-name="Standard">
      <style:text-properties officeooo:rsid="00110907" officeooo:paragraph-rsid="00110907"/>
    </style:style>
    <style:style style:name="P6" style:family="paragraph" style:parent-style-name="Standard">
      <style:text-properties officeooo:rsid="00111c50" officeooo:paragraph-rsid="00111c50"/>
    </style:style>
    <style:style style:name="P7" style:family="paragraph" style:parent-style-name="Standard">
      <style:text-properties fo:font-size="16pt" officeooo:rsid="0013003b" officeooo:paragraph-rsid="0013003b" style:font-size-asian="16pt" style:font-size-complex="16pt"/>
    </style:style>
    <style:style style:name="P8" style:family="paragraph" style:parent-style-name="Standard">
      <style:text-properties officeooo:rsid="00142f6d" officeooo:paragraph-rsid="00142f6d"/>
    </style:style>
    <style:style style:name="P9" style:family="paragraph" style:parent-style-name="Standard">
      <style:text-properties fo:font-variant="normal" fo:text-transform="none" fo:color="#666666" fo:font-size="16pt" fo:letter-spacing="normal" officeooo:paragraph-rsid="00101130" style:font-size-asian="16pt" style:font-size-complex="16pt"/>
    </style:style>
    <style:style style:name="P10" style:family="paragraph" style:parent-style-name="Standard">
      <style:text-properties fo:font-variant="normal" fo:text-transform="none" fo:color="#666666" fo:font-size="16pt" fo:letter-spacing="normal" officeooo:rsid="00176ac4" officeooo:paragraph-rsid="00176ac4" style:font-size-asian="16pt" style:font-size-complex="16pt"/>
    </style:style>
    <style:style style:name="P11" style:family="paragraph" style:parent-style-name="Standard">
      <style:text-properties fo:font-variant="normal" fo:text-transform="none" fo:color="#666666" fo:font-size="16pt" fo:letter-spacing="normal" officeooo:paragraph-rsid="001cdbad" style:font-size-asian="16pt" style:font-size-complex="16pt"/>
    </style:style>
    <style:style style:name="P12" style:family="paragraph" style:parent-style-name="Standard">
      <style:text-properties fo:font-variant="normal" fo:text-transform="none" fo:color="#666666" fo:font-size="16pt" fo:letter-spacing="normal" officeooo:rsid="001cdbad" officeooo:paragraph-rsid="001cdbad" style:font-size-asian="16pt" style:font-size-complex="16pt"/>
    </style:style>
    <style:style style:name="P13" style:family="paragraph" style:parent-style-name="Standard">
      <style:text-properties fo:font-variant="normal" fo:text-transform="none" fo:color="#666666" fo:font-size="16pt" fo:letter-spacing="normal" officeooo:rsid="00196b3d" officeooo:paragraph-rsid="00196b3d" style:font-size-asian="16pt" style:font-size-complex="16pt"/>
    </style:style>
    <style:style style:name="P14" style:family="paragraph" style:parent-style-name="Standard">
      <style:text-properties fo:font-variant="normal" fo:text-transform="none" fo:color="#2d85ca" style:font-name="Menlo" fo:font-size="13pt" fo:letter-spacing="normal" fo:font-style="normal" fo:font-weight="normal" officeooo:rsid="0015cccd" officeooo:paragraph-rsid="00101130" style:font-size-asian="13pt" style:font-size-complex="13pt"/>
    </style:style>
    <style:style style:name="P15" style:family="paragraph" style:parent-style-name="Standard">
      <style:text-properties fo:font-variant="normal" fo:text-transform="none" fo:color="#2d85ca" style:font-name="Menlo" fo:font-size="13pt" fo:letter-spacing="normal" fo:font-style="normal" fo:font-weight="normal" officeooo:rsid="00190cd0" officeooo:paragraph-rsid="00190cd0" style:font-name-asian="Verdana" style:font-size-asian="13pt" style:font-style-asian="normal" style:font-weight-asian="normal" style:font-size-complex="13pt"/>
    </style:style>
    <style:style style:name="P16" style:family="paragraph" style:parent-style-name="Standard">
      <style:text-properties fo:font-variant="normal" fo:text-transform="none" fo:color="#2d85ca" style:font-name="Menlo" fo:font-size="13pt" fo:letter-spacing="normal" fo:font-style="normal" fo:font-weight="normal" officeooo:rsid="00196b3d" officeooo:paragraph-rsid="00196b3d" style:font-name-asian="Verdana" style:font-size-asian="13pt" style:font-style-asian="normal" style:font-weight-asian="normal" style:font-size-complex="13pt"/>
    </style:style>
    <style:style style:name="P17" style:family="paragraph" style:parent-style-name="Standard">
      <style:text-properties fo:font-variant="normal" fo:text-transform="none" fo:color="#2d85ca" style:font-name="Menlo" fo:font-size="13pt" fo:letter-spacing="normal" fo:font-style="normal" fo:font-weight="normal" officeooo:rsid="002394a9" officeooo:paragraph-rsid="002394a9" style:font-name-asian="Verdana" style:font-size-asian="13pt" style:font-style-asian="normal" style:font-weight-asian="normal" style:font-size-complex="13pt"/>
    </style:style>
    <style:style style:name="P18" style:family="paragraph" style:parent-style-name="Standard">
      <style:text-properties fo:font-variant="normal" fo:text-transform="none" fo:color="#2d85ca" style:font-name="Menlo" fo:font-size="13pt" fo:letter-spacing="normal" fo:font-style="normal" fo:font-weight="normal" officeooo:rsid="001cdbad" officeooo:paragraph-rsid="00196b3d" style:font-name-asian="Verdana" style:font-size-asian="13pt" style:font-style-asian="normal" style:font-weight-asian="normal" style:font-size-complex="13pt"/>
    </style:style>
    <style:style style:name="P19" style:family="paragraph" style:parent-style-name="Standard">
      <style:text-properties fo:font-variant="normal" fo:text-transform="none" fo:color="#2d85ca" style:font-name="Menlo" fo:font-size="13pt" fo:letter-spacing="normal" fo:font-style="normal" fo:font-weight="normal" officeooo:rsid="00250a9f" officeooo:paragraph-rsid="00250a9f" style:font-name-asian="Verdana" style:font-size-asian="13pt" style:font-style-asian="normal" style:font-weight-asian="normal" style:font-size-complex="13pt"/>
    </style:style>
    <style:style style:name="P20" style:family="paragraph" style:parent-style-name="Standard">
      <style:text-properties fo:font-variant="normal" fo:text-transform="none" fo:color="#2d85ca" style:font-name="Menlo" fo:font-size="13pt" fo:letter-spacing="normal" fo:font-style="normal" fo:font-weight="normal" officeooo:rsid="0026555a" officeooo:paragraph-rsid="0026555a" style:font-name-asian="Verdana" style:font-size-asian="13pt" style:font-style-asian="normal" style:font-weight-asian="normal" style:font-size-complex="13pt"/>
    </style:style>
    <style:style style:name="P21" style:family="paragraph" style:parent-style-name="Standard">
      <style:text-properties fo:font-variant="normal" fo:text-transform="none" fo:color="#2d85ca" style:font-name="Menlo" fo:font-size="13pt" fo:letter-spacing="normal" fo:font-style="normal" fo:font-weight="normal" officeooo:rsid="00278439" officeooo:paragraph-rsid="00278439" style:font-name-asian="Verdana" style:font-size-asian="13pt" style:font-style-asian="normal" style:font-weight-asian="normal" style:font-size-complex="13pt"/>
    </style:style>
    <style:style style:name="P22" style:family="paragraph" style:parent-style-name="Standard">
      <style:text-properties fo:font-variant="normal" fo:text-transform="none" fo:color="#2d85ca" style:font-name="Menlo" fo:font-size="13pt" fo:letter-spacing="normal" fo:font-style="normal" fo:font-weight="normal" officeooo:rsid="002a939c" officeooo:paragraph-rsid="002a939c" style:font-name-asian="Verdana" style:font-size-asian="13pt" style:font-style-asian="normal" style:font-weight-asian="normal" style:font-size-complex="13pt"/>
    </style:style>
    <style:style style:name="P23" style:family="paragraph" style:parent-style-name="Standard">
      <style:text-properties fo:font-variant="normal" fo:text-transform="none" fo:color="#2d85ca" style:font-name="Menlo" fo:font-size="13pt" fo:letter-spacing="normal" fo:font-style="normal" fo:font-weight="normal" officeooo:rsid="002a939c" officeooo:paragraph-rsid="002f42b5" style:font-name-asian="Verdana" style:font-size-asian="13pt" style:font-style-asian="normal" style:font-weight-asian="normal" style:font-size-complex="13pt"/>
    </style:style>
    <style:style style:name="P24" style:family="paragraph" style:parent-style-name="Standard">
      <style:text-properties fo:font-variant="normal" fo:text-transform="none" fo:color="#2d85ca" style:font-name="Menlo" fo:font-size="13pt" fo:letter-spacing="normal" fo:font-style="normal" fo:font-weight="normal" officeooo:rsid="0028f26f" officeooo:paragraph-rsid="00278439" style:font-name-asian="Verdana" style:font-size-asian="13pt" style:font-style-asian="normal" style:font-weight-asian="normal" style:font-size-complex="13pt"/>
    </style:style>
    <style:style style:name="P25" style:family="paragraph" style:parent-style-name="Standard">
      <style:text-properties fo:font-variant="normal" fo:text-transform="none" fo:color="#2d85ca" style:font-name="Menlo" fo:font-size="13pt" fo:letter-spacing="normal" fo:font-style="normal" fo:font-weight="normal" officeooo:rsid="002f16a0" officeooo:paragraph-rsid="002f16a0" style:font-name-asian="Verdana" style:font-size-asian="13pt" style:font-style-asian="normal" style:font-weight-asian="normal" style:font-size-complex="13pt"/>
    </style:style>
    <style:style style:name="P26" style:family="paragraph" style:parent-style-name="Standard">
      <style:text-properties fo:font-variant="normal" fo:text-transform="none" fo:color="#2d85ca" style:font-name="Menlo" fo:font-size="16pt" fo:letter-spacing="normal" fo:font-style="normal" fo:font-weight="normal" officeooo:rsid="0015cccd" officeooo:paragraph-rsid="00101130" style:font-name-asian="Verdana" style:font-size-asian="16pt" style:font-style-asian="normal" style:font-weight-asian="normal" style:font-size-complex="16pt"/>
    </style:style>
    <style:style style:name="P27" style:family="paragraph" style:parent-style-name="Standard">
      <style:text-properties fo:font-variant="normal" fo:text-transform="none" fo:color="#2d85ca" style:font-name="Menlo" fo:font-size="16pt" fo:letter-spacing="normal" fo:font-style="normal" fo:font-weight="bold" officeooo:rsid="0032fa3b" officeooo:paragraph-rsid="0032fa3b" style:font-name-asian="Verdana" style:font-size-asian="16pt" style:font-style-asian="normal" style:font-weight-asian="bold" style:font-size-complex="16pt" style:font-weight-complex="bold"/>
    </style:style>
    <style:style style:name="P28" style:family="paragraph" style:parent-style-name="Standard">
      <style:text-properties fo:font-variant="normal" fo:text-transform="none" fo:color="#2d85ca" style:font-name="Menlo" fo:font-size="20pt" fo:letter-spacing="normal" fo:font-style="normal" fo:font-weight="normal" officeooo:rsid="00196b3d" officeooo:paragraph-rsid="00196b3d" style:font-name-asian="Verdana" style:font-size-asian="20pt" style:font-style-asian="normal" style:font-weight-asian="normal" style:font-size-complex="20pt"/>
    </style:style>
    <style:style style:name="P29" style:family="paragraph" style:parent-style-name="Standard">
      <style:text-properties fo:font-variant="normal" fo:text-transform="none" fo:color="#2d85ca" style:font-name="Menlo" fo:font-size="20pt" fo:letter-spacing="normal" fo:font-style="normal" fo:font-weight="normal" officeooo:rsid="002a939c" officeooo:paragraph-rsid="002a939c" style:font-name-asian="Verdana" style:font-size-asian="20pt" style:font-style-asian="normal" style:font-weight-asian="normal" style:font-size-complex="20pt"/>
    </style:style>
    <style:style style:name="P30" style:family="paragraph" style:parent-style-name="Standard">
      <style:text-properties fo:font-variant="normal" fo:text-transform="none" fo:color="#2d85ca" style:font-name="Menlo" fo:font-size="20pt" fo:letter-spacing="normal" fo:font-style="normal" fo:font-weight="normal" officeooo:rsid="00278439" officeooo:paragraph-rsid="00278439" style:font-name-asian="Verdana" style:font-size-asian="20pt" style:font-style-asian="normal" style:font-weight-asian="normal" style:font-size-complex="20pt"/>
    </style:style>
    <style:style style:name="P31" style:family="paragraph" style:parent-style-name="Standard">
      <style:text-properties fo:font-variant="normal" fo:text-transform="none" fo:color="#2d85ca" style:font-name="Consolas" fo:font-size="10.5pt" fo:letter-spacing="normal" fo:font-style="normal" fo:font-weight="bold" officeooo:rsid="002a939c" officeooo:paragraph-rsid="002a939c" style:font-name-asian="Verdana" style:font-size-asian="13pt" style:font-style-asian="normal" style:font-weight-asian="bold" style:font-size-complex="13pt" style:font-weight-complex="bold"/>
    </style:style>
    <style:style style:name="P32" style:family="paragraph" style:parent-style-name="Standard">
      <style:text-properties fo:font-variant="normal" fo:text-transform="none" fo:color="#2d85ca" style:font-name="Consolas" fo:font-size="10.5pt" fo:letter-spacing="normal" fo:font-style="normal" fo:font-weight="normal" officeooo:rsid="002a939c" officeooo:paragraph-rsid="002a939c" style:font-name-asian="Verdana" style:font-size-asian="13pt" style:font-style-asian="normal" style:font-weight-asian="normal" style:font-size-complex="13pt"/>
    </style:style>
    <style:style style:name="P33" style:family="paragraph" style:parent-style-name="Standard">
      <style:text-properties fo:font-variant="normal" fo:text-transform="none" fo:color="#2d85ca" style:font-name="Consolas" fo:font-size="13pt" fo:letter-spacing="normal" fo:font-style="normal" fo:font-weight="normal" officeooo:rsid="002e91e2" officeooo:paragraph-rsid="002a939c" style:font-name-asian="Verdana" style:font-size-asian="13pt" style:font-style-asian="normal" style:font-weight-asian="normal" style:font-size-complex="13pt"/>
    </style:style>
    <style:style style:name="P34" style:family="paragraph" style:parent-style-name="Standard">
      <style:text-properties fo:font-variant="normal" fo:text-transform="none" fo:color="#2d85ca" style:font-name="Consolas" fo:font-size="13pt" fo:letter-spacing="normal" fo:font-style="normal" fo:font-weight="normal" officeooo:rsid="002f16a0" officeooo:paragraph-rsid="002f16a0" style:font-name-asian="Verdana" style:font-size-asian="13pt" style:font-style-asian="normal" style:font-weight-asian="normal" style:font-size-complex="13pt"/>
    </style:style>
    <style:style style:name="P35" style:family="paragraph" style:parent-style-name="Standard">
      <style:text-properties fo:font-variant="normal" fo:text-transform="none" fo:color="#2d85ca" style:font-name="Consolas" fo:font-size="13pt" fo:letter-spacing="normal" fo:font-style="normal" fo:font-weight="normal" officeooo:rsid="0032fa3b" officeooo:paragraph-rsid="0032fa3b" style:font-name-asian="Verdana" style:font-size-asian="13pt" style:font-style-asian="normal" style:font-weight-asian="normal" style:font-size-complex="13pt"/>
    </style:style>
    <style:style style:name="P36" style:family="paragraph" style:parent-style-name="Standard">
      <style:text-properties fo:font-variant="normal" fo:text-transform="none" fo:color="#2d85ca" style:font-name="Consolas" fo:font-size="13pt" fo:letter-spacing="normal" fo:font-style="normal" fo:font-weight="normal" officeooo:rsid="003404a5" officeooo:paragraph-rsid="003404a5" style:font-name-asian="Verdana" style:font-size-asian="13pt" style:font-style-asian="normal" style:font-weight-asian="normal" style:font-size-complex="13pt"/>
    </style:style>
    <style:style style:name="P37" style:family="paragraph" style:parent-style-name="Standard">
      <style:text-properties fo:font-variant="normal" fo:text-transform="none" fo:color="#2d85ca" style:font-name="Consolas" fo:font-size="13pt" fo:letter-spacing="normal" fo:font-style="normal" fo:font-weight="normal" officeooo:rsid="0035b281" officeooo:paragraph-rsid="0035b281" style:font-name-asian="Verdana" style:font-size-asian="13pt" style:font-style-asian="normal" style:font-weight-asian="normal" style:font-size-complex="13pt"/>
    </style:style>
    <style:style style:name="P38" style:family="paragraph" style:parent-style-name="Standard">
      <style:text-properties fo:font-variant="normal" fo:text-transform="none" fo:color="#2d85ca" style:font-name="Consolas" fo:font-size="13pt" fo:letter-spacing="normal" fo:font-style="normal" fo:font-weight="normal" officeooo:rsid="00314feb" officeooo:paragraph-rsid="00314feb" style:font-name-asian="Verdana" style:font-size-asian="13pt" style:font-style-asian="normal" style:font-weight-asian="normal" style:font-size-complex="13pt"/>
    </style:style>
    <style:style style:name="P39" style:family="paragraph" style:parent-style-name="Standard">
      <style:text-properties fo:font-variant="normal" fo:text-transform="none" fo:color="#2d85ca" style:font-name="Consolas" fo:font-size="14pt" fo:letter-spacing="normal" fo:font-style="normal" fo:font-weight="normal" officeooo:rsid="0035b281" officeooo:paragraph-rsid="0035b281" style:font-name-asian="Verdana" style:font-size-asian="12.25pt" style:font-style-asian="normal" style:font-weight-asian="normal" style:font-size-complex="14pt"/>
    </style:style>
    <style:style style:name="P40" style:family="paragraph" style:parent-style-name="Standard">
      <style:text-properties fo:font-variant="normal" fo:text-transform="none" fo:color="#2d85ca" style:font-name="Consolas" fo:font-size="17.1000003814697pt" fo:letter-spacing="normal" fo:font-style="normal" fo:font-weight="normal" officeooo:rsid="0035b281" officeooo:paragraph-rsid="0035b281" style:font-name-asian="Verdana" style:font-size-asian="15pt" style:font-style-asian="normal" style:font-weight-asian="normal" style:font-size-complex="17.1000003814697pt"/>
    </style:style>
    <style:style style:name="P41" style:family="paragraph" style:parent-style-name="Standard">
      <style:text-properties fo:font-variant="normal" fo:text-transform="none" fo:color="#2d85ca" style:font-name="Consolas" fo:font-size="17.1000003814697pt" fo:letter-spacing="normal" fo:font-style="normal" fo:font-weight="normal" officeooo:rsid="0035b281" officeooo:paragraph-rsid="003ce883" style:font-name-asian="Verdana" style:font-size-asian="15pt" style:font-style-asian="normal" style:font-weight-asian="normal" style:font-size-complex="17.1000003814697pt"/>
    </style:style>
    <style:style style:name="P42" style:family="paragraph" style:parent-style-name="Standard">
      <style:text-properties fo:font-variant="normal" fo:text-transform="none" fo:color="#2d85ca" style:font-name="Consolas" fo:font-size="17.1000003814697pt" fo:letter-spacing="normal" fo:font-style="normal" fo:font-weight="normal" officeooo:rsid="0035b281" officeooo:paragraph-rsid="003f5772" style:font-name-asian="Verdana" style:font-size-asian="15pt" style:font-style-asian="normal" style:font-weight-asian="normal" style:font-size-complex="17.1000003814697pt"/>
    </style:style>
    <style:style style:name="P43" style:family="paragraph" style:parent-style-name="Standard">
      <style:text-properties fo:font-variant="normal" fo:text-transform="none" fo:color="#2d85ca" style:font-name="Consolas" fo:font-size="17.1000003814697pt" fo:letter-spacing="normal" fo:font-style="normal" fo:font-weight="normal" officeooo:rsid="003ce883" officeooo:paragraph-rsid="003ce883" style:font-name-asian="Verdana" style:font-size-asian="15pt" style:font-style-asian="normal" style:font-weight-asian="normal" style:font-size-complex="17.1000003814697pt"/>
    </style:style>
    <style:style style:name="P44" style:family="paragraph" style:parent-style-name="Standard">
      <style:text-properties fo:font-variant="normal" fo:text-transform="none" fo:color="#2d85ca" style:font-name="Consolas" fo:font-size="17.1000003814697pt" fo:letter-spacing="normal" fo:font-style="normal" fo:font-weight="normal" officeooo:rsid="003e2b1e" officeooo:paragraph-rsid="003e2b1e" style:font-name-asian="Verdana" style:font-size-asian="15pt" style:font-style-asian="normal" style:font-weight-asian="normal" style:font-size-complex="17.1000003814697pt"/>
    </style:style>
    <style:style style:name="P45" style:family="paragraph" style:parent-style-name="Standard">
      <style:text-properties fo:font-variant="normal" fo:text-transform="none" fo:color="#2d85ca" style:font-name="Consolas" fo:font-size="17.1000003814697pt" fo:letter-spacing="normal" fo:font-style="normal" fo:font-weight="normal" officeooo:rsid="00401581" officeooo:paragraph-rsid="00401581" style:font-name-asian="Verdana" style:font-size-asian="15pt" style:font-style-asian="normal" style:font-weight-asian="normal" style:font-size-complex="17.1000003814697pt"/>
    </style:style>
    <style:style style:name="P46" style:family="paragraph" style:parent-style-name="Standard">
      <style:text-properties fo:font-variant="normal" fo:text-transform="none" fo:color="#2d85ca" style:font-name="Consolas" fo:font-size="17.1000003814697pt" fo:letter-spacing="normal" fo:font-style="normal" fo:font-weight="normal" officeooo:rsid="004268d5" officeooo:paragraph-rsid="004268d5" style:font-name-asian="Verdana" style:font-size-asian="15pt" style:font-style-asian="normal" style:font-weight-asian="normal" style:font-size-complex="17.1000003814697pt"/>
    </style:style>
    <style:style style:name="P47" style:family="paragraph" style:parent-style-name="Standard">
      <style:text-properties fo:font-variant="normal" fo:text-transform="none" fo:color="#2d85ca" style:font-name="Consolas" fo:font-size="17.1000003814697pt" fo:letter-spacing="normal" fo:font-style="normal" fo:font-weight="normal" officeooo:rsid="004268d5" officeooo:paragraph-rsid="0043692b" style:font-name-asian="Verdana" style:font-size-asian="15pt" style:font-style-asian="normal" style:font-weight-asian="normal" style:font-size-complex="17.1000003814697pt"/>
    </style:style>
    <style:style style:name="P48" style:family="paragraph" style:parent-style-name="Standard">
      <style:text-properties fo:font-variant="normal" fo:text-transform="none" fo:color="#2d85ca" style:font-name="Consolas" fo:font-size="17.1000003814697pt" fo:letter-spacing="normal" fo:font-style="normal" fo:font-weight="normal" officeooo:rsid="0043692b" officeooo:paragraph-rsid="0043692b" style:font-name-asian="Verdana" style:font-size-asian="15pt" style:font-style-asian="normal" style:font-weight-asian="normal" style:font-size-complex="17.1000003814697pt"/>
    </style:style>
    <style:style style:name="P49" style:family="paragraph" style:parent-style-name="Standard">
      <style:text-properties fo:font-variant="normal" fo:text-transform="none" fo:color="#2d85ca" style:font-name="Consolas" fo:font-size="17.1000003814697pt" fo:letter-spacing="normal" fo:font-style="normal" fo:font-weight="normal" officeooo:rsid="00458311" officeooo:paragraph-rsid="00458311" style:font-name-asian="Verdana" style:font-size-asian="15pt" style:font-style-asian="normal" style:font-weight-asian="normal" style:font-size-complex="17.1000003814697pt"/>
    </style:style>
    <style:style style:name="P50" style:family="paragraph" style:parent-style-name="Standard">
      <style:text-properties fo:font-variant="normal" fo:text-transform="none" fo:color="#2d85ca" style:font-name="Consolas" fo:font-size="17.1000003814697pt" fo:letter-spacing="normal" fo:font-style="normal" fo:font-weight="normal" officeooo:rsid="004a6bc9" officeooo:paragraph-rsid="004a6bc9" style:font-name-asian="Verdana" style:font-size-asian="15pt" style:font-style-asian="normal" style:font-weight-asian="normal" style:font-size-complex="17.1000003814697pt"/>
    </style:style>
    <style:style style:name="P51" style:family="paragraph" style:parent-style-name="Standard">
      <style:text-properties fo:font-variant="normal" fo:text-transform="none" fo:color="#2d85ca" style:font-name="Consolas" fo:font-size="17.1000003814697pt" fo:letter-spacing="normal" fo:font-style="normal" fo:font-weight="normal" officeooo:rsid="004a7a36" officeooo:paragraph-rsid="004a7a36" style:font-name-asian="Verdana" style:font-size-asian="15pt" style:font-style-asian="normal" style:font-weight-asian="normal" style:font-size-complex="17.1000003814697pt"/>
    </style:style>
    <style:style style:name="P52" style:family="paragraph" style:parent-style-name="Standard">
      <style:text-properties fo:font-variant="normal" fo:text-transform="none" fo:color="#2d85ca" style:font-name="Consolas" fo:font-size="17.1000003814697pt" fo:letter-spacing="normal" fo:font-style="normal" fo:font-weight="normal" officeooo:rsid="004bada9" officeooo:paragraph-rsid="004bada9" style:font-name-asian="Verdana" style:font-size-asian="15pt" style:font-style-asian="normal" style:font-weight-asian="normal" style:font-size-complex="17.1000003814697pt"/>
    </style:style>
    <style:style style:name="P53" style:family="paragraph" style:parent-style-name="Standard">
      <style:text-properties fo:font-variant="normal" fo:text-transform="none" fo:color="#2d85ca" style:font-name="Consolas" fo:font-size="20pt" fo:letter-spacing="normal" fo:font-style="normal" fo:font-weight="normal" officeooo:rsid="0035b281" officeooo:paragraph-rsid="0035b281" style:font-name-asian="Verdana" style:font-size-asian="20pt" style:font-style-asian="normal" style:font-weight-asian="normal" style:font-size-complex="20pt"/>
    </style:style>
    <style:style style:name="T1" style:family="text">
      <style:text-properties officeooo:rsid="00102bd9"/>
    </style:style>
    <style:style style:name="T2" style:family="text">
      <style:text-properties officeooo:rsid="00101130"/>
    </style:style>
    <style:style style:name="T3" style:family="text">
      <style:text-properties fo:font-variant="normal" fo:text-transform="none" fo:color="#2d85ca" style:font-name="Menlo" fo:font-size="13pt" fo:letter-spacing="normal" fo:font-style="normal" fo:font-weight="normal" style:font-size-asian="13pt" style:font-size-complex="13pt"/>
    </style:style>
    <style:style style:name="T4" style:family="text">
      <style:text-properties fo:font-variant="normal" fo:text-transform="none" fo:color="#2d85ca" style:font-name="Menlo" fo:font-size="13pt" fo:letter-spacing="normal" fo:font-style="normal" fo:font-weight="normal" officeooo:rsid="00146312" style:font-size-asian="13pt" style:font-size-complex="13pt"/>
    </style:style>
    <style:style style:name="T5" style:family="text">
      <style:text-properties fo:color="#2d85ca" style:font-name="Verdana" fo:font-style="normal" fo:font-weight="normal" officeooo:rsid="0015cccd"/>
    </style:style>
    <style:style style:name="T6" style:family="text">
      <style:text-properties fo:color="#2d85ca" style:font-name="Menlo" fo:font-size="13pt" fo:font-style="normal" fo:font-weight="normal" style:font-name-asian="Verdana" style:font-size-asian="13pt" style:font-style-asian="normal" style:font-weight-asian="normal" style:font-size-complex="13pt"/>
    </style:style>
    <style:style style:name="T7" style:family="text">
      <style:text-properties fo:color="#2d85ca" style:font-name="Menlo" fo:font-size="13pt" fo:font-style="normal" fo:font-weight="normal" officeooo:rsid="0015cccd" style:font-name-asian="Verdana" style:font-size-asian="13pt" style:font-style-asian="normal" style:font-weight-asian="normal" style:font-size-complex="13pt"/>
    </style:style>
    <style:style style:name="T8" style:family="text">
      <style:text-properties fo:color="#2d85ca" style:font-name="Menlo" fo:font-size="13pt" fo:font-style="normal" fo:font-weight="normal" officeooo:rsid="001cdbad" style:font-name-asian="Verdana" style:font-size-asian="13pt" style:font-style-asian="normal" style:font-weight-asian="normal" style:font-size-complex="13pt"/>
    </style:style>
    <style:style style:name="T9" style:family="text">
      <style:text-properties fo:color="#2d85ca" style:font-name="Menlo" fo:font-size="13pt" fo:font-style="normal" fo:font-weight="normal" officeooo:rsid="00146312" style:font-name-asian="Verdana" style:font-size-asian="13pt" style:font-style-asian="normal" style:font-weight-asian="normal" style:font-size-complex="13pt"/>
    </style:style>
    <style:style style:name="T10" style:family="text">
      <style:text-properties fo:color="#2d85ca" style:font-name="Menlo" fo:font-style="normal" fo:font-weight="normal" style:font-name-asian="Verdana" style:font-style-asian="normal" style:font-weight-asian="normal"/>
    </style:style>
    <style:style style:name="T11" style:family="text">
      <style:text-properties fo:color="#2d85ca" style:font-name="Menlo" fo:font-style="normal" fo:font-weight="normal" officeooo:rsid="0015cccd" style:font-name-asian="Verdana" style:font-style-asian="normal" style:font-weight-asian="normal"/>
    </style:style>
    <style:style style:name="T12" style:family="text">
      <style:text-properties officeooo:rsid="00250a9f"/>
    </style:style>
    <style:style style:name="T13" style:family="text">
      <style:text-properties officeooo:rsid="002708d3"/>
    </style:style>
    <style:style style:name="T14" style:family="text">
      <style:text-properties officeooo:rsid="00280be0"/>
    </style:style>
    <style:style style:name="T15" style:family="text">
      <style:text-properties officeooo:rsid="002c5487"/>
    </style:style>
    <style:style style:name="T16" style:family="text">
      <style:text-properties fo:color="#990073" style:font-name="Consolas" fo:font-size="10.5pt"/>
    </style:style>
    <style:style style:name="T17" style:family="text">
      <style:text-properties style:font-name="Consolas"/>
    </style:style>
    <style:style style:name="T18" style:family="text">
      <style:text-properties style:font-name="Consolas" fo:font-size="10.5pt"/>
    </style:style>
    <style:style style:name="T19" style:family="text">
      <style:text-properties style:font-name="Consolas" officeooo:rsid="002d6590"/>
    </style:style>
    <style:style style:name="T20" style:family="text">
      <style:text-properties style:font-name="Consolas" officeooo:rsid="002e91e2"/>
    </style:style>
    <style:style style:name="T21" style:family="text">
      <style:text-properties style:font-name="Consolas" officeooo:rsid="002f42b5"/>
    </style:style>
    <style:style style:name="T22" style:family="text">
      <style:text-properties fo:color="#dd1144" style:font-name="Consolas" fo:font-size="10.5pt"/>
    </style:style>
    <style:style style:name="T23" style:family="text">
      <style:text-properties officeooo:rsid="00314feb"/>
    </style:style>
    <style:style style:name="T24" style:family="text">
      <style:text-properties fo:font-size="16pt" fo:font-weight="bold" style:font-size-asian="16pt" style:font-weight-asian="bold" style:font-size-complex="16pt" style:font-weight-complex="bold"/>
    </style:style>
    <style:style style:name="T25" style:family="text">
      <style:text-properties officeooo:rsid="0036e0ca"/>
    </style:style>
    <style:style style:name="T26" style:family="text">
      <style:text-properties officeooo:rsid="003a0fbe"/>
    </style:style>
    <style:style style:name="T27" style:family="text">
      <style:text-properties officeooo:rsid="003ce883"/>
    </style:style>
    <style:style style:name="T28" style:family="text">
      <style:text-properties officeooo:rsid="003d94ce"/>
    </style:style>
    <style:style style:name="T29" style:family="text">
      <style:text-properties officeooo:rsid="003f5772"/>
    </style:style>
    <style:style style:name="T30" style:family="text">
      <style:text-properties officeooo:rsid="0041cd06"/>
    </style:style>
    <style:style style:name="T31" style:family="text">
      <style:text-properties officeooo:rsid="00427596"/>
    </style:style>
    <style:style style:name="T32" style:family="text">
      <style:text-properties officeooo:rsid="00440621"/>
    </style:style>
    <style:style style:name="T33" style:family="text">
      <style:text-properties officeooo:rsid="00458311"/>
    </style:style>
    <style:style style:name="T34" style:family="text">
      <style:text-properties officeooo:rsid="004a7a36"/>
    </style:style>
    <style:style style:name="T35" style:family="text">
      <style:text-properties officeooo:rsid="004d5a06"/>
    </style:style>
    <style:style style:name="T36" style:family="text">
      <style:text-properties officeooo:rsid="004ea5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ython学习笔记：</text:p>
      <text:p text:style-name="P2"><text:tab/>在<text:span text:style-name="T1">python中：第一行<text:tab/><text:tab/>#!/usr/bin/env python</text:span></text:p>
      <text:p text:style-name="P1"><text:tab/><text:tab/><text:tab/>可以引导程序找到<text:span text:style-name="T1">Python的解释器，不管这个文件保存在任何地方，这个程序都可以执行，<text:tab/><text:tab/>而不必制定Python的安装路径</text:span></text:p>
      <text:p text:style-name="P1"><text:tab/>＃<text:span text:style-name="T1">coding:utf-8 <text:tab/>//告诉Python本程序的编码格式为utf-8</text:span></text:p>
      <text:p text:style-name="P1"><text:tab/>可以用string.format()方法进行字符串的格式化输出</text:p>
      <text:p text:style-name="P1"><text:tab/>ex: <text:s text:c="3"/>print “i like {}”.format(“python”)</text:p>
      <text:p text:style-name="P5">invaild syntax<text:tab/>无效的语法</text:p>
      <text:p text:style-name="P6">‘（单引号）转义字符\'</text:p>
      <text:p text:style-name="P7">Python3中print变为了一个函数，使用方法为print(str)</text:p>
      <text:p text:style-name="P8">raw_input():等待用户输入字符串</text:p>
      <text:p text:style-name="P3"><text:span text:style-name="T2"><text:tab/></text:span><text:span text:style-name="T3">r"</text:span><text:a xlink:type="simple" xlink:href="../../../../../c:/news" text:style-name="Internet_20_link" text:visited-style-name="Visited_20_Internet_20_Link">c:\news</text:a><text:span text:style-name="T3">"<text:tab/>由</text:span><text:span text:style-name="T4">r开头的字符串，就是原始字符串，在里面放置任何字符都表示该字符串的原始意义</text:span></text:p>
      <text:p text:style-name="P14"/>
      <text:p text:style-name="P9"><text:span text:style-name="T11">在 </text:span><text:span text:style-name="T5">Python </text:span><text:span text:style-name="T11">中，把像字符串这样的对象类型（后面还会冒出来类似的其它有这种特点的对象类型，比如列表），统称为序列。顾名思义，序列就是“有序排列”。</text:span></text:p>
      <text:p text:style-name="P26"/>
      <text:p text:style-name="P12"><text:span text:style-name="T11">索引与切片</text:span><text:span text:style-name="T10">：</text:span></text:p>
      <text:p text:style-name="P11"><text:span text:style-name="T9">字符串名</text:span><text:span text:style-name="T7">[index]:称为索引</text:span></text:p>
      <text:p text:style-name="P10"><text:span text:style-name="T7">S</text:span><text:span text:style-name="T6">tr[1:10]:称为切片 输出包括str[1]，不包括str[10]</text:span></text:p>
      <text:p text:style-name="P15">字符串乘以数字n，意为把这个字符串重复n次</text:p>
      <text:p text:style-name="P16">str.strip():去掉字符串左右两边的空格</text:p>
      <text:p text:style-name="P16">str.lstrip():去掉字符串左边的空格</text:p>
      <text:p text:style-name="P16">str.rstrip():去掉字符串右边的空格</text:p>
      <text:p text:style-name="P16"/>
      <text:p text:style-name="P27">变量是对象的标签　对象有类型而变量无类型</text:p>
      <text:p text:style-name="P28">列表：<text:span text:style-name="T23">[]</text:span></text:p>
      <text:p text:style-name="P16">变量没有类型<text:tab/><text:tab/>数据有类型</text:p>
      <text:p text:style-name="P13"><text:span text:style-name="T6">在</text:span><text:span text:style-name="T8">Python中，用方括号表示一个list []<text:tab/><text:tab/>list也有索引与切片</text:span></text:p>
      <text:p text:style-name="P17">list.pop([i]):删除索引为i的元素，若没有i，则删除最后一个元素</text:p>
      <text:p text:style-name="P17">list.remove(value):删除第一个值为value的元素，若没有则错误</text:p>
      <text:p text:style-name="P17">list.re<text:span text:style-name="T12">verse</text:span>():对list中的元素进行倒置</text:p>
      <text:p text:style-name="P18"/>
      <text:p text:style-name="P19">字符串与列表都属于序列类型的数据，就是说他的每一个元素可以通过指定一个编号，即“偏移量”的形式得到</text:p>
      <text:p text:style-name="P19">list与str的最大区别是list可以改变str不可以。即就是说可以通过索引，pop,remove等方法对list进行改变，而str会报错。</text:p>
      <text:p text:style-name="P19"/>
      <text:p text:style-name="P20">Str.split():实现将str转换为list <text:s/><text:tab/><text:tab/>S.split(sep,[maxsplit]):sep是转换的标志，</text:p>
      <text:p text:style-name="P20">[maxsplit]可有可无，是指转换的最大数量（索引值）</text:p>
      <text:p text:style-name="P20">“<text:span text:style-name="T13">[sep]</text:span>”.<text:span text:style-name="T13">join(list):将list转换为str</text:span></text:p>
      <text:p text:style-name="P20"/>
      <text:p text:style-name="P30"><text:soft-page-break/>元组（tuple）:（）</text:p>
      <text:p text:style-name="P21"><text:tab/>元组是用圆括号（）括起来的，其中的元素之间用逗号隔开，元素中的元素类型是任意的python数据（字符串，列表）</text:p>
      <text:p text:style-name="P21">元组也有索引与切片，但是与<text:span text:style-name="T14">str一样，不可以进行原地修改。元组中的元素也可以包括元组</text:span></text:p>
      <text:p text:style-name="P24">btw:如果想要看一个对象是什么类型，可以使用type()函数，返回这个对象的类型</text:p>
      <text:p text:style-name="P22">tuple比list操作速度快 如果定义了一个值的常量集，并且唯一的要求是不断遍历它，那么用tuple比较好</text:p>
      <text:p text:style-name="P22"/>
      <text:p text:style-name="P29">字典<text:span text:style-name="T15">（dictionary）:｛｝</text:span></text:p>
      <text:p text:style-name="P22"><text:tab/>键值对<text:span text:style-name="T15">（key-value） dictionary key必须是不可改变的 <text:s/>在一个dict中键是唯一的，不能重复，值对应于键，值可以重複</text:span></text:p>
      <text:p text:style-name="P22"><text:span text:style-name="T16">&gt;&gt;</text:span><text:span text:style-name="T18">&gt; person = {</text:span><text:span text:style-name="T22">"name"</text:span><text:span text:style-name="T16">:"qiwsir"</text:span><text:span text:style-name="T18">,</text:span><text:span text:style-name="T22">"site"</text:span><text:span text:style-name="T16">:"qiwsir.github.io"</text:span><text:span text:style-name="T18">,</text:span><text:span text:style-name="T22">"language"</text:span><text:span text:style-name="T16">:"python"</text:span><text:span text:style-name="T18">}</text:span></text:p>
      <text:p text:style-name="P31">字典可以進行原地修改</text:p>
      <text:p text:style-name="P32"/>
      <text:p text:style-name="P22"><text:span text:style-name="T17">創建</text:span><text:span text:style-name="T19">dict的方法：</text:span></text:p>
      <text:p text:style-name="P23"><text:span text:style-name="T19"><text:tab/>1.先創建空的</text:span><text:span text:style-name="T21">字典mydict={}</text:span></text:p>
      <text:p text:style-name="P23"><text:span text:style-name="T19"><text:tab/><text:tab/></text:span><text:span text:style-name="T20">mydict[key]=value</text:span></text:p>
      <text:p text:style-name="P33"><text:tab/>2.利用元組進行構建</text:p>
      <text:p text:style-name="P33"><text:tab/><text:tab/><text:tab/>name=([“key1”,”value1”],[“key2”,”value2”])</text:p>
      <text:p text:style-name="P33"><text:tab/><text:tab/><text:tab/>mydict=dict(name)</text:p>
      <text:p text:style-name="P33"><text:tab/>或者：</text:p>
      <text:p text:style-name="P33"><text:tab/><text:tab/><text:tab/>mydict=dict(key1=value1,key2=value2)</text:p>
      <text:p text:style-name="P33"/>
      <text:p text:style-name="P25"><text:span text:style-name="T20">鍵必須是不可變的數據類型</text:span><text:span text:style-name="T17">，值可以是任意的數據類型　键不可以用列表，因为列表可以更改</text:span></text:p>
      <text:p text:style-name="P34">因为字典没有顺序，所以它没有索引与切片</text:p>
      <text:p text:style-name="P38">del dict[key]=value<text:tab/>//删除键值对</text:p>
      <text:p text:style-name="P38"/>
      <text:p text:style-name="P35">　　<text:span text:style-name="T24">Python 只存储基本类型的数据,比如 int,str,对于不是基础类型的,比如刚才字典的值是列表,Python 不会在被复制的那个对象中重新存储,而是用引用的方式,指向原来的值。</text:span></text:p>
      <text:p text:style-name="P34"/>
      <text:p text:style-name="P34"/>
      <text:p text:style-name="P36">Import copy</text:p>
      <text:p text:style-name="P36">dict1=copy.deepcopy(dict2)//深拷贝<text:tab/><text:tab/>直接复制而不是引用的拷贝</text:p>
      <text:p text:style-name="P36"/>
      <text:p text:style-name="P36">dict.clear()<text:tab/>//清空字典</text:p>
      <text:p text:style-name="P36">del a//删除字典</text:p>
      <text:p text:style-name="P36"/>
      <text:p text:style-name="P53">set(集合)<text:span text:style-name="T25">：</text:span></text:p>
      <text:p text:style-name="P40"><text:tab/><text:tab/>有的可变有的不可变元素无次序不可重复</text:p>
      <text:p text:style-name="P40"><text:tab/><text:tab/><text:span text:style-name="T26">list和dict的杂合</text:span></text:p>
      <text:p text:style-name="P40"><text:soft-page-break/><text:tab/><text:tab/>元素没有序列，不可以重复</text:p>
      <text:p text:style-name="P40">集合中的元素必须是<text:span text:style-name="T28">hashable，即为不可变的</text:span></text:p>
      <text:p text:style-name="P43">A=Y if X else Z</text:p>
      <text:p text:style-name="P41"><text:tab/><text:span text:style-name="T27">• 如果 X 为真,那么就执行 A=Y</text:span></text:p>
      <text:p text:style-name="P43"><text:tab/>• 如果 X 为假,就执行 A=Z</text:p>
      <text:p text:style-name="P43"/>
      <text:p text:style-name="P43"/>
      <text:p text:style-name="P44">#生成范围为min~max之间的随机数</text:p>
      <text:p text:style-name="P44">import dandom</text:p>
      <text:p text:style-name="P44"><text:tab/><text:tab/>random.randint(min,max)</text:p>
      <text:p text:style-name="P40"/>
      <text:p text:style-name="P47">高阶函数：</text:p>
      <text:p text:style-name="P47"><text:tab/><text:tab/>能接收函数做参数的函数</text:p>
      <text:p text:style-name="P42">函数式编程：（<text:span text:style-name="T29">filter map reduce lambda yield</text:span>）</text:p>
      <text:p text:style-name="P42"><text:tab/><text:span text:style-name="T29">lambda函数：</text:span></text:p>
      <text:p text:style-name="P42"><text:tab/><text:tab/><text:span text:style-name="T29">lambda arg1,arg2,…...argN:expression arguments</text:span></text:p>
      <text:p text:style-name="P42"><text:tab/><text:tab/><text:span text:style-name="T29">lamb=lambda x:x+3</text:span></text:p>
      <text:p text:style-name="P42"><text:tab/><text:tab/><text:span text:style-name="T29">for I in range(1,10):</text:span></text:p>
      <text:p text:style-name="P42"><text:s text:c="8"/><text:tab/><text:span text:style-name="T29">print lamb(i)</text:span></text:p>
      <text:p text:style-name="P42"/>
      <text:p text:style-name="P42"/>
      <text:p text:style-name="P45"><text:tab/>map()函数：</text:p>
      <text:p text:style-name="P45"><text:tab/><text:tab/>m<text:span text:style-name="T31">ap()函数不改变原有list，而是返回一个新的list</text:span></text:p>
      <text:p text:style-name="P45"><text:tab/><text:tab/>map()是python的一个内置函数，基本样式为 <text:s text:c="2"/><text:tab/><text:tab/><text:tab/>map(func,seq),func是一个函数，seq是一个序列对象，在执行的时候序列对象中的每一个元素按照从左到右的顺序依次被取出来并塞入到func那个函数里面，并将func的返回值依次存到一个list中去</text:p>
      <text:p text:style-name="P45"><text:tab/><text:tab/><text:span text:style-name="T30">map(lambda x:x+3,range(1,10))</text:span></text:p>
      <text:p text:style-name="P45"><text:tab/><text:tab/><text:span text:style-name="T30">&gt;&gt;&gt;[4,5,6,7,8,9,10,11,12]</text:span></text:p>
      <text:p text:style-name="P45"/>
      <text:p text:style-name="P48">reduce函数：</text:p>
      <text:p text:style-name="P48"><text:tab/>是<text:span text:style-name="T32">python内置的一个高阶函数　reduce()函数接收一个函数f，一个list　但行为和map()不同　reduce()传入的函数f必须接收两个参数，reduce()对list的每个元素反复调用函数f，并返回最终结果值</text:span></text:p>
      <text:p text:style-name="P48"/>
      <text:p text:style-name="P49"><text:soft-page-break/>filter函数:</text:p>
      <text:p text:style-name="P45"><text:tab/><text:span text:style-name="T33">filter()函数是python内置的另一个的高阶函数　filter()函数接收一个函数f和一个list,这个函数f的作用是对每个元素进行判断，返回true或者false，filter()根据结果判断结果自动过滤掉不符合条件的元素返回符合条件的元素组成新的list</text:span></text:p>
      <text:p text:style-name="P45"/>
      <text:p text:style-name="P45"><text:tab/><text:span text:style-name="T34">if __name__==”__main__”:</text:span></text:p>
      <text:p text:style-name="P45"><text:s text:c="9"/><text:span text:style-name="T34">pass</text:span></text:p>
      <text:p text:style-name="P45"><text:s text:c="10"/>…….</text:p>
      <text:p text:style-name="P45"/>
      <text:p text:style-name="P45"/>
      <text:p text:style-name="P50">类：</text:p>
      <text:p text:style-name="P50">　　定义 class ClassA(object):</text:p>
      <text:p text:style-name="P50"><text:s text:c="20"/>pass</text:p>
      <text:p text:style-name="P50"><text:s text:c="20"/>……</text:p>
      <text:p text:style-name="P50"><text:s text:c="20"/>……</text:p>
      <text:p text:style-name="P50"/>
      <text:p text:style-name="P52">当类中的属性为不可变属性时（str,tuple）:</text:p>
      <text:p text:style-name="P51">类属性不会被实例属性影响<text:tab/><text:tab/>实例属性会被类属性影响</text:p>
      <text:p text:style-name="P45"/>
      <text:p text:style-name="P52">当类中的属性为可变属性时（list）:</text:p>
      <text:p text:style-name="P52"><text:tab/><text:tab/>类属性和实例属性都能直接修改这个对象,从而影响另一方的值。</text:p>
      <text:p text:style-name="P52"/>
      <text:p text:style-name="P52">在类确定或者实例化之后,也可以增加和修改属性,其方法就是通过类或者实例的点号操作来实现,即 object.attribute ,可以实现对属性的修和</text:p>
      <text:p text:style-name="P52">增加。</text:p>
      <text:p text:style-name="P46"/>
      <text:p text:style-name="P46"><text:tab/>初始化函数<text:span text:style-name="T35">（__init__）</text:span>在类中可有可无</text:p>
      <text:p text:style-name="P46"/>
      <text:p text:style-name="P46">python可以多重继承</text:p>
      <text:p text:style-name="P46"><text:tab/>class HotGirl(Person,Girl):</text:p>
      <text:p text:style-name="P46"><text:tab/> <text:s text:c="3"/>pass</text:p>
      <text:p text:style-name="P46"><text:s text:c="8"/>……</text:p>
      <text:p text:style-name="P46"/>
      <text:p text:style-name="P42"><text:tab/></text:p>
      <text:p text:style-name="P39"/>
      <text:p text:style-name="P37"/>
      <text:p text:style-name="P46"><text:soft-page-break/>方法是类内部定义的函数，只不过这个函数的第一个参数是<text:span text:style-name="T36">self.</text:span></text:p>
      <text:p text:style-name="P46">必须将类实例化之后才能通过实例调用该类的方法。调用的时候在方法后面要加上括号。</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Menlo" svg:font-family="Menlo, Monaco, Consolas, 'Courier New', monospace"/>
    <style:font-face style:name="Verdana" svg:font-family="Verdana, 'Lantinghei SC', 'Hiragino Sans GB', 'Microsoft Yahe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24:15.795387796</meta:creation-date>
    <dc:date>2015-10-05T16:05:57.365876137</dc:date>
    <meta:editing-duration>PT15H6M58S</meta:editing-duration>
    <meta:editing-cycles>40</meta:editing-cycles>
    <meta:generator>LibreOffice/4.4.2.2$Linux_X86_64 LibreOffice_project/40m0$Build-2</meta:generator>
    <meta:document-statistic meta:table-count="0" meta:image-count="0" meta:object-count="0" meta:page-count="5" meta:paragraph-count="106" meta:word-count="1715" meta:character-count="3167" meta:non-whitespace-character-count="2910"/>
  </office:meta>
</office:document-meta>
</file>